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54fc" officeooo:paragraph-rsid="000a54fc"/>
    </style:style>
    <style:style style:name="P2" style:family="paragraph" style:parent-style-name="Standard">
      <style:text-properties officeooo:rsid="000a7ca0" officeooo:paragraph-rsid="000a7ca0"/>
    </style:style>
    <style:style style:name="P3" style:family="paragraph" style:parent-style-name="Standard" style:list-style-name="L1">
      <style:text-properties officeooo:rsid="000a7ca0" officeooo:paragraph-rsid="000a7ca0"/>
    </style:style>
    <style:style style:name="P4" style:family="paragraph" style:parent-style-name="Standard" style:list-style-name="L3">
      <style:text-properties officeooo:rsid="000a7ca0" officeooo:paragraph-rsid="000a7ca0"/>
    </style:style>
    <style:style style:name="P5" style:family="paragraph" style:parent-style-name="Standard" style:list-style-name="L4">
      <style:text-properties officeooo:rsid="000a7ca0" officeooo:paragraph-rsid="000a7ca0"/>
    </style:style>
    <style:style style:name="P6" style:family="paragraph" style:parent-style-name="Standard" style:list-style-name="L1">
      <style:text-properties officeooo:paragraph-rsid="000a7ca0"/>
    </style:style>
    <style:style style:name="P7" style:family="paragraph" style:parent-style-name="Standard" style:list-style-name="L4">
      <style:text-properties officeooo:rsid="000bd86b" officeooo:paragraph-rsid="000bd86b"/>
    </style:style>
    <style:style style:name="P8" style:family="paragraph" style:parent-style-name="Standard">
      <style:text-properties officeooo:rsid="000bd86b" officeooo:paragraph-rsid="000bd86b"/>
    </style:style>
    <style:style style:name="P9" style:family="paragraph" style:parent-style-name="Standard">
      <style:text-properties officeooo:rsid="000d8780" officeooo:paragraph-rsid="000d8780"/>
    </style:style>
    <style:style style:name="P10" style:family="paragraph" style:parent-style-name="Standard" style:list-style-name="L5">
      <style:text-properties officeooo:rsid="000d8780" officeooo:paragraph-rsid="000d8780"/>
    </style:style>
    <style:style style:name="T1" style:family="text">
      <style:text-properties officeooo:rsid="000a7ca0"/>
    </style:style>
    <style:style style:name="T2" style:family="text">
      <style:text-properties officeooo:rsid="000bd86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installation setup: </text:p>
      <text:p text:style-name="P1"/>
      <text:p text:style-name="P1"/>
      <text:p text:style-name="P2">Ubuntu Installation: (Ubuntu 22.04) </text:p>
      <text:list xml:id="list21929945" text:style-name="L1">
        <text:list-item>
          <text:p text:style-name="P6"><text:span text:style-name="T1">Install Ubuntu 22.04: </text:span><text:a xlink:type="simple" xlink:href="https://releases.ubuntu.com/jammy/" text:style-name="Internet_20_link" text:visited-style-name="Visited_20_Internet_20_Link"><text:span text:style-name="T1">https://releases.ubuntu.com/jammy/</text:span></text:a></text:p>
          <text:list>
            <text:list-item>
              <text:p text:style-name="P3">download Ubuntu image </text:p>
            </text:list-item>
            <text:list-item>
              <text:p text:style-name="P3">write the ISO as a live image in a USB with software like Rufus or Linux image recovery</text:p>
            </text:list-item>
            <text:list-item>
              <text:p text:style-name="P3">reboot computer and enter bios using manufacturers specific bios key</text:p>
            </text:list-item>
            <text:list-item>
              <text:p text:style-name="P3">boot into USB and go through installation steps on screen</text:p>
            </text:list-item>
          </text:list>
        </text:list-item>
      </text:list>
      <text:p text:style-name="P2"/>
      <text:p text:style-name="P2">Ros2 installation: (ROS2 Humble)</text:p>
      <text:p text:style-name="P2"/>
      <text:list xml:id="list1198463092" text:style-name="L3">
        <text:list-item>
          <text:p text:style-name="P4">Go through installation steps in the following article: <text:a xlink:type="simple" xlink:href="https://docs.ros.org/en/humble/Installation/Ubuntu-Install-Debs.html" text:style-name="Internet_20_link" text:visited-style-name="Visited_20_Internet_20_Link">https://docs.ros.org/en/humble/Installation/Ubuntu-Install-Debs.html</text:a></text:p>
        </text:list-item>
        <text:list-item>
          <text:p text:style-name="P4">make sure to go through the desktop installation not the bare bones </text:p>
        </text:list-item>
      </text:list>
      <text:p text:style-name="P2"/>
      <text:p text:style-name="P2">Gazebo Installation: (Gazebo <text:span text:style-name="T2">Harmonic)</text:span></text:p>
      <text:list xml:id="list2727852029" text:style-name="L4">
        <text:list-item>
          <text:p text:style-name="P5"><text:span text:style-name="T2">go to the following page: </text:span><text:a xlink:type="simple" xlink:href="https://gazebosim.org/docs/harmonic/install_ubuntu/" text:style-name="Internet_20_link" text:visited-style-name="Visited_20_Internet_20_Link"><text:span text:style-name="T2">https://gazebosim.org/docs/harmonic/install_ubuntu/</text:span></text:a></text:p>
        </text:list-item>
        <text:list-item>
          <text:p text:style-name="P7">follow the installation instructions</text:p>
        </text:list-item>
      </text:list>
      <text:p text:style-name="P8"/>
      <text:p text:style-name="P9">PX4 (main/1.16)/ QgroundControl (stable/5.0.6)/ MicroDDS (2.4.3): </text:p>
      <text:list xml:id="list3479835262" text:style-name="L5">
        <text:list-item>
          <text:p text:style-name="P10"><text:a xlink:type="simple" xlink:href="https://docs.px4.io/main/en/dev_setup/dev_env.html" text:style-name="Internet_20_link" text:visited-style-name="Visited_20_Internet_20_Link">https://docs.px4.io/main/en/dev_setup/dev_env.html</text:a></text:p>
        </text:list-item>
      </text:list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5T10:56:23.457629441</meta:creation-date>
    <dc:date>2025-07-25T11:45:01.186181259</dc:date>
    <meta:editing-duration>PT17M1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08" meta:character-count="858" meta:non-whitespace-character-count="770"/>
  </office:meta>
</office:document-meta>
</file>